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400000033696D93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T1" style:family="text">
      <style:text-properties officeooo:rsid="0033e6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OKUWIKI-ODT-INS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start" style:justify-single-word="false" style:page-number="auto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style:font-name="Bitstream Vera Sans" fo:font-family="'Bitstream Vera Sans'" style:font-family-generic="roman" style:font-pitch="variable" fo:font-size="20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style="italic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style="italic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style="italic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style="italic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0066ff" text:number-lines="false" text:line-number="0">
        <style:tab-stops/>
        <style:background-image/>
      </style:paragraph-properties>
      <style:text-properties fo:color="#fffff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.0783in" loext:contextual-spacing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style:paragraph-properties fo:background-color="#f7f9fa" fo:padding="0.0193in" fo:border="0.06pt solid #8cacbb" style:shadow="none">
        <style:background-image/>
      </style:paragraph-properties>
      <style:text-properties style:font-name="Bitstream Vera Sans Mono1" fo:font-family="'Bitstream Vera Sans Mono'" style:font-style-name="Regular" style:font-family-generic="modern" style:font-pitch="fixed" fo:font-size="8pt"/>
    </style:style>
    <style:style style:name="Source_20_File" style:display-name="Source File" style:family="paragraph" style:parent-style-name="Preformatted_20_Text">
      <style:paragraph-properties fo:background-color="#f1f4f5" fo:padding="0.0193in" fo:border="0.06pt solid #8cacbb" style:shadow="none">
        <style:background-image/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_20_1" style:display-name="Quotation 1" style:family="paragraph" style:parent-style-name="Standard">
      <style:paragraph-properties fo:margin-left="0.3937in" fo:margin-right="0in" fo:margin-top="0.0984in" fo:margin-bottom="0.0984in" loext:contextual-spacing="false" fo:text-indent="0in" style:auto-text-indent="false" fo:padding="0.0193in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0.7874in" fo:margin-right="0in" fo:margin-top="0.0984in" fo:margin-bottom="0.0984in" loext:contextual-spacing="false" fo:text-indent="0in" style:auto-text-indent="false" fo:padding="0.0193in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1.1811in" fo:margin-right="0in" fo:margin-top="0.0984in" fo:margin-bottom="0.0984in" loext:contextual-spacing="false" fo:text-indent="0in" style:auto-text-indent="false" fo:padding="0.0193in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1.5752in" fo:margin-right="0in" fo:margin-top="0.0984in" fo:margin-bottom="0.0984in" loext:contextual-spacing="false" fo:text-indent="0in" style:auto-text-indent="false" fo:padding="0.0193in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1.9689in" fo:margin-right="0in" fo:margin-top="0.0984in" fo:margin-bottom="0.0984in" loext:contextual-spacing="false" fo:text-indent="0in" style:auto-text-indent="false" fo:padding="0.0193in" fo:border-left="4.99pt solid #ff9966" fo:border-right="none" fo:border-top="none" fo:border-botto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List" style:list-style-name="Numbering_20_1" style:class="list">
      <style:paragraph-properties fo:margin-top="0in" fo:margin-bottom="0.0835in" loext:contextual-spacing="false" text:number-lines="true" text:line-number="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6pt" officeooo:paragraph-rsid="0033e65e" style:font-size-asian="6pt" style:font-size-complex="6pt"/>
    </style:style>
    <style:style style:name="MT1" style:family="text">
      <style:text-properties officeooo:rsid="0033e6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0236in" svg:y="-0.2291in" svg:width="1.5417in" svg:height="0.5311in" draw:z-index="0"><draw:image xlink:href="Pictures/100002010000009400000033696D9365.png" xlink:type="simple" xlink:show="embed" xlink:actuate="onLoad"/></draw:frame></text:p>
      </style:header>
      <style:footer>
        <text:p text:style-name="MP1"><text:file-name text:display="name">template</text:file-name><text:tab/> <text:date style:data-style-name="N84" text:date-value="2015-11-11T16:34:19.059466654">2015-11-11</text:date> <text:span text:style-name="MT1">@ </text:span><text:span text:style-name="MT1"><text:time style:data-style-name="N43" text:time-value="2015-11-11T16:34:19.059615014">04:31:46 PM</text:time>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M9S</meta:editing-duration>
    <meta:editing-cycles>7</meta:editing-cycles>
    <meta:generator>LibreOffice/4.3.3.2$Linux_X86_64 LibreOffice_project/430m0$Build-2</meta:generator>
    <meta:creation-date>2015-10-19T15:01:34.170561309</meta:creation-date>
    <dc:date>2015-11-11T16:34:19.039330630</dc:date>
    <meta:document-statistic meta:table-count="0" meta:image-count="1" meta:object-count="0" meta:page-count="1" meta:paragraph-count="2" meta:word-count="7" meta:character-count="57" meta:non-whitespace-character-count="51"/>
  </office:meta>
</office:document-meta>
</file>